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0" style:family="paragraph" style:parent-style-name="Standard">
      <style:text-properties officeooo:paragraph-rsid="10ab1f0a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style:font-size-asian="12pt" style:font-size-complex="12pt"/>
    </style:style>
    <style:style style:name="T22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2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7" style:family="text">
      <style:text-properties style:use-window-font-color="true" loext:opacity="0%" style:font-name="Liberation Sans" officeooo:rsid="047da547"/>
    </style:style>
    <style:style style:name="T22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style:font-size-asian="12pt" style:font-size-complex="12pt"/>
    </style:style>
    <style:style style:name="T261" style:family="text">
      <style:text-properties style:use-window-font-color="true" loext:opacity="0%" style:font-name="Liberation Sans" officeooo:rsid="0efd8e5c"/>
    </style:style>
    <style:style style:name="T26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officeooo:rsid="04473353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officeooo:rsid="0aace3cd"/>
    </style:style>
    <style:style style:name="T267" style:family="text">
      <style:text-properties fo:font-size="10pt" officeooo:rsid="04473353" style:font-size-asian="10pt" style:font-size-complex="10pt"/>
    </style:style>
    <style:style style:name="T26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3" style:family="text">
      <style:text-properties officeooo:rsid="0f0ca65a"/>
    </style:style>
    <style:style style:name="T274" style:family="text">
      <style:text-properties style:font-name="Liberation Mono" fo:font-size="11pt" officeooo:rsid="10048e31" style:font-size-asian="11pt" style:font-size-complex="11pt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f95a7a0"/>
    </style:style>
    <style:style style:name="T277" style:family="text">
      <style:text-properties officeooo:rsid="0f8f58bd"/>
    </style:style>
    <style:style style:name="T278" style:family="text">
      <style:text-properties style:font-name="Ubuntu1" fo:font-size="10pt" officeooo:rsid="04473353" style:font-size-asian="10pt" style:font-size-complex="10pt"/>
    </style:style>
    <style:style style:name="T279" style:family="text">
      <style:text-properties officeooo:rsid="101b90cf"/>
    </style:style>
    <style:style style:name="T280" style:family="text">
      <style:text-properties officeooo:rsid="101e15d6"/>
    </style:style>
    <style:style style:name="T281" style:family="text">
      <style:text-properties officeooo:rsid="10048e31"/>
    </style:style>
    <style:style style:name="T282" style:family="text">
      <style:text-properties style:text-underline-style="none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2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T190">C</text:span><text:span text:style-name="T189">hecklist voor </text:span><text:span text:style-name="T191">de installatie</text:span><text:span text:style-name="T189"> van </text:span><text:span text:style-name="T189"><text:user-field-get text:name="Distro">Debian</text:user-field-get></text:span><text:span text:style-name="T192"><text:s/></text:span><text:span text:style-name="T192"><text:user-field-get text:name="Version">12</text:user-field-get></text:span><text:span text:style-name="T193"><text:note text:id="ftn1" text:note-class="footnote"><text:note-citation>1</text:note-citation><text:note-body><text:p text:style-name="P29"><text:span text:style-name="T291">D</text:span><text:span text:style-name="T292">eze </text:span><text:span text:style-name="Strong_20_Emphasis"><text:span text:style-name="T289"><text:user-field-get text:name="Distro">Debian</text:user-field-get></text:span></text:span><text:span text:style-name="T293"><text:s/></text:span><text:span text:style-name="T300"><text:user-field-get text:name="Version">12</text:user-field-get></text:span><text:span text:style-name="T300"><text:s/></text:span><text:span text:style-name="Strong_20_Emphasis"><text:span text:style-name="T290"><text:user-field-get text:name="Edition">Desktop</text:user-field-get></text:span></text:span><text:span text:style-name="T292"><text:s/>(codenaam </text:span><text:span text:style-name="T298">bookworm</text:span><text:span text:style-name="T292">) van </text:span><text:span text:style-name="T299">juni</text:span><text:span text:style-name="T294"> </text:span><text:span text:style-name="Strong_20_Emphasis"><text:span text:style-name="T301"><text:user-field-get text:name="Releaseyear">2023</text:user-field-get></text:span></text:span><text:span text:style-name="T295"><text:s/></text:span><text:span text:style-name="T291">is een zogenaamde </text:span><text:span text:style-name="T292">LTS-</text:span><text:span text:style-name="T291">versie</text:span><text:span text:style-name="T292"> </text:span><text:span text:style-name="T291">(</text:span><text:span text:style-name="T292">staat voor Long-Term Support, </text:span><text:span text:style-name="T296">langetermijnondersteuning</text:span><text:span text:style-name="T291">)</text:span><text:span text:style-name="T296"> </text:span><text:span text:style-name="T297">en</text:span><text:span text:style-name="T295"> </text:span><text:span text:style-name="T292">wordt gedurende 5 jaar ondersteund tot </text:span><text:span text:style-name="T299">juni</text:span><text:span text:style-name="T292"> 202</text:span><text:span text:style-name="T299">8</text:span><text:span text:style-name="T292">.</text:span></text:p></text:note-body></text:note></text:span><text:span text:style-name="T194"><text:s/></text:span><text:span text:style-name="T194"><text:user-field-get text:name="Edition">Desktop</text:user-field-get></text:span><text:span text:style-name="T195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73">ONDERSTREEPTE</text:span></text:span><text:span text:style-name="T1"> </text:span><text:span text:style-name="T14">woorden</text:span><text:span text:style-name="T13"> het</text:span><text:span text:style-name="Strong_20_Emphasis"><text:span text:style-name="T271"> </text:span></text:span><text:span text:style-name="Strong_20_Emphasis"><text:span text:style-name="T272">tekstvak</text:span></text:span><text:span text:style-name="T14"> </text:span><text:span text:style-name="T16">in,</text:span><text:span text:style-name="T14"> </text:span><text:span text:style-name="T227">zie </text:span><text:span text:style-name="T261">[</text:span><text:span text:style-name="T227">toelichting</text:span><text:span text:style-name="T261">]</text:span><text:span text:style-name="T14">:</text:span></text:p>
      <text:p text:style-name="P31"><text:span text:style-name="Definition"><text:span text:style-name="T19">GEBRUIKER</text:span></text:span><text:span text:style-name="T235"><text:tab/><text:tab/></text:span><text:span text:style-name="T260"> <text:tab/><text:tab/></text:span><text:span text:style-name="T236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36"><text:tab/> <text:s text:c="2"/></text:span><text:span text:style-name="T237">[</text:span><text:span text:style-name="T238">V</text:span><text:span text:style-name="T230">olledige naam, bijv. </text:span><text:span text:style-name="T232">J</text:span><text:span text:style-name="T257">a</text:span><text:span text:style-name="T232">n </text:span><text:span text:style-name="T257">Jansen</text:span><text:span text:style-name="T258">]</text:span></text:p>
      <text:p text:style-name="P88"><text:span text:style-name="Definition"><text:span text:style-name="T229">g</text:span></text:span><text:span text:style-name="Definition">ebruikersnaam</text:span><text:span text:style-name="Definition"><text:span text:style-name="T282"><text:tab/></text:span></text:span><text:span text:style-name="T228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28"><text:tab/> <text:s text:c="2"/></text:span><text:span text:style-name="T6">[</text:span><text:span text:style-name="T7">K</text:span><text:span text:style-name="T5">orte naam, bijv. </text:span><text:span text:style-name="T214">j</text:span><text:span text:style-name="T215">a</text:span><text:span text:style-name="T214">n</text:span><text:span text:style-name="T216">]</text:span></text:p>
      <text:p text:style-name="P31"><text:span text:style-name="Definition">COMPUTERNAAM</text:span><text:span text:style-name="T259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40">[</text:span><text:span text:style-name="T241">N</text:span><text:span text:style-name="T242">aam van de compute</text:span><text:span text:style-name="T243">r, </text:span><text:span text:style-name="T244">bijv. </text:span><text:span text:style-name="T245">pc02</text:span><text:span text:style-name="T240">]</text:span></text:p>
      <text:p text:style-name="P31"><text:span text:style-name="Definition"><text:span text:style-name="T246">GEBRUIKER</text:span></text:span><text:span text:style-name="Definition"><text:span text:style-name="T256"><text:tab/></text:span></text:span><text:span text:style-name="T239"><text:tab/></text:span><text:span text:style-name="T260"> <text:tab/><text:tab/></text:span><text:span text:style-name="T236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36"><text:tab/> <text:s text:c="2"/></text:span><text:span text:style-name="T237">[</text:span><text:span text:style-name="T238">V</text:span><text:span text:style-name="T230">olledige naam </text:span><text:span text:style-name="T233">evt. 2</text:span><text:span text:style-name="T262">e</text:span><text:span text:style-name="T231"> gebruiker</text:span><text:span text:style-name="T234">]</text:span></text:p>
      <text:p text:style-name="P88"><text:span text:style-name="Definition"><text:span text:style-name="T246">GEBRUIKERSN</text:span></text:span><text:span text:style-name="Definition"><text:span text:style-name="T247">aa</text:span></text:span><text:span text:style-name="Definition"><text:span text:style-name="T246">M</text:span></text:span><text:span text:style-name="Definition"><text:span text:style-name="T256"><text:tab/></text:span></text:span><text:span text:style-name="T228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28"><text:tab/> <text:s text:c="2"/></text:span><text:span text:style-name="T249">[</text:span><text:span text:style-name="T250">K</text:span><text:span text:style-name="T248">orte naam</text:span><text:span text:style-name="T251"> </text:span><text:span text:style-name="T252">e</text:span><text:span text:style-name="T253">vt. 2</text:span><text:span text:style-name="T263">e</text:span><text:span text:style-name="T253"> </text:span><text:span text:style-name="T254">gebruiker</text:span><text:span text:style-name="T255">]</text:span></text:p>
      <text:p text:style-name="P31"><text:span text:style-name="T199">Vervang </text:span><text:span text:style-name="T204">de</text:span><text:span text:style-name="T199"> </text:span><text:span text:style-name="Definition"><text:span text:style-name="T20">ONDERSTREEPTE</text:span></text:span><text:span text:style-name="T199"> </text:span><text:span text:style-name="T200">woorden </text:span><text:span text:style-name="T199">in deze checklist door </text:span><text:span text:style-name="T204">d</text:span><text:span text:style-name="T206">i</text:span><text:span text:style-name="T204">e </text:span><text:span text:style-name="T205">in </text:span><text:span text:style-name="T206">het</text:span><text:span text:style-name="Strong_20_Emphasis"><text:span text:style-name="T52"> </text:span></text:span><text:span text:style-name="Strong_20_Emphasis"><text:span text:style-name="T75">tekstvak</text:span></text:span><text:span text:style-name="T199">.</text:span></text:p>
      <text:p text:style-name="P33"/>
      <text:p text:style-name="P33"/>
      <text:p text:style-name="P32"><text:span text:style-name="T211">Nog niet op Linux?</text:span><text:span text:style-name="T201"><text:tab/></text:span><text:span text:style-name="Strong_20_Emphasis"><text:span text:style-name="T83"><draw:control text:anchor-type="as-char" draw:z-index="21" draw:name="Vorm 3" draw:style-name="gr1" draw:text-style-name="P101" svg:width="0.35cm" svg:height="0.35cm" draw:control="control20"/></text:span></text:span><text:span text:style-name="T207"><text:tab/></text:span><text:span text:style-name="T208">G</text:span><text:span text:style-name="T198">ebruik </text:span><text:span text:style-name="Strong_20_Emphasis"><text:span text:style-name="T212">Checklist </text:span></text:span><text:span text:style-name="Strong_20_Emphasis"><text:span text:style-name="T213">overzetten</text:span></text:span><text:span text:style-name="T198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02"> onder </text:span><text:span text:style-name="T210">Linux</text:span><text:span text:style-name="T203">.</text:span></text:p>
      <text:p text:style-name="P24"><text:span text:style-name="T187">Nieuwe installatie?</text:span><text:span text:style-name="T183"><text:tab/></text:span><text:span text:style-name="Strong_20_Emphasis"><text:span text:style-name="T85"><draw:control text:anchor-type="as-char" draw:z-index="22" draw:name="Vorm 4" draw:style-name="gr1" draw:text-style-name="P101" svg:width="0.35cm" svg:height="0.35cm" draw:control="control21"/></text:span></text:span><text:span text:style-name="T186"><text:tab/></text:span><text:span text:style-name="T185">B</text:span><text:span text:style-name="T183">egin bij hoofdstuk </text:span><text:span text:style-name="T187"><text:bookmark-ref text:reference-format="page" text:ref-name="__RefNumPara__4009_1271708128">2</text:bookmark-ref></text:span><text:span text:style-name="T187"><text:s text:c="2"/></text:span><text:span text:style-name="T188"><text:bookmark-ref text:reference-format="text" text:ref-name="__RefNumPara__4009_1271708128">Installatie uitvoeren</text:bookmark-ref></text:span><text:span text:style-name="T184">.</text:span></text:p>
      <text:p text:style-name="P30"><text:span text:style-name="Strong_20_Emphasis"><text:span text:style-name="T209"/></text:span></text:p>
      <text:p text:style-name="P30"><text:span text:style-name="Strong_20_Emphasis"><text:span text:style-name="T209"/></text:span></text:p>
      <text:list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3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9"><text:note text:id="ftn2" text:note-class="footnote"><text:note-citation>2</text:note-citation><text:note-body><text:p text:style-name="P25"><text:span text:style-name="T168">E</text:span><text:span text:style-name="T169">v</text:span><text:span text:style-name="T170">en</text:span><text:span text:style-name="T172">t</text:span><text:span text:style-name="T173">uele </text:span><text:span text:style-name="T174">extra </text:span><text:span text:style-name="Definition"><text:span text:style-name="T268">gebruiker</text:span></text:span><text:span text:style-name="T174">s aanmelden </text:span><text:span text:style-name="T175">en dezelfde stappen uitvoeren</text:span><text:span text:style-name="T171">.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78">D</text:span></text:span><text:span text:style-name="Strong_20_Emphasis"><text:span text:style-name="T52">ruk op de </text:span></text:span><text:span text:style-name="Strong_20_Emphasis"><text:span text:style-name="T178">Super</text:span></text:span><text:span text:style-name="Strong_20_Emphasis"><text:span text:style-name="T52">-toets</text:span></text:span><text:span text:style-name="Strong_20_Emphasis"><text:span text:style-name="T52"><text:note text:id="ftn3" text:note-class="footnote"><text:note-citation>3</text:note-citation><text:note-body><text:p text:style-name="P26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1">, </text:span></text:span><text:span text:style-name="Strong_20_Emphasis"><text:span text:style-name="T78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73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100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100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9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77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77">t</text:span></text:span><text:span text:style-name="Strong_20_Emphasis"><text:span text:style-name="T53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63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</text:span></text:span><text:span text:style-name="Strong_20_Emphasis"><text:span text:style-name="T8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74">Selecteer</text:span></text:span><text:span text:style-name="Strong_20_Emphasis"><text:span text:style-name="T61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8">stallatie voorbereiden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5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22">Start de computer op vanaf</text:span><text:span text:style-name="T222"><text:note text:id="ftn4" text:note-class="footnote"><text:note-citation>1</text:note-citation><text:note-body><text:p text:style-name="P87"><text:span text:style-name="T162">B</text:span><text:span text:style-name="T161">ootmenu/</text:span><text:span text:style-name="T162">S</text:span><text:span text:style-name="T161">etup</text:span><text:span text:style-name="T159"> via </text:span><text:span text:style-name="T157">é</text:span><text:span text:style-name="T158">é</text:span><text:span text:style-name="T162">n van de </text:span><text:span text:style-name="Definition"><text:span text:style-name="T160">Veelgebruikte toetsen: </text:span></text:span><text:span text:style-name="User_20_Entry"><text:span text:style-name="T180">Esc</text:span></text:span><text:span text:style-name="User_20_Entry"><text:span text:style-name="T166">,</text:span></text:span><text:span text:style-name="Definition"><text:span text:style-name="T163"> </text:span></text:span><text:span text:style-name="User_20_Entry"><text:span text:style-name="T180">Delete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2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9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0</text:span></text:span><text:span text:style-name="User_20_Entry"><text:span text:style-name="T167">,</text:span></text:span><text:span text:style-name="Definition"><text:span text:style-name="T163"> </text:span></text:span><text:span text:style-name="User_20_Entry"><text:span text:style-name="T180">F11</text:span></text:span><text:span text:style-name="User_20_Entry"><text:span text:style-name="T167">,</text:span></text:span><text:span text:style-name="Definition"><text:span text:style-name="T163"> </text:span></text:span><text:span text:style-name="Definition"><text:span text:style-name="T164">o</text:span></text:span><text:span text:style-name="Definition"><text:span text:style-name="T165">f</text:span></text:span><text:span text:style-name="Definition"><text:span text:style-name="T163"> </text:span></text:span><text:span text:style-name="User_20_Entry"><text:span text:style-name="T180">F12</text:span></text:span><text:span text:style-name="User_20_Entry"><text:span text:style-name="T167">.</text:span></text:span></text:p></text:note-body></text:note></text:span><text:span text:style-name="T222"> </text:span><text:span text:style-name="T223">een </text:span><text:span text:style-name="T219"><text:user-field-get text:name="Distro">Debian</text:user-field-get></text:span><text:span text:style-name="T220"><text:s/></text:span><text:span text:style-name="T220"><text:user-field-get text:name="Version">12</text:user-field-get></text:span><text:span text:style-name="T220"><text:s/></text:span><text:span text:style-name="Strong_20_Emphasis"><text:span text:style-name="T221"><text:user-field-get text:name="Edition">Desktop</text:user-field-get></text:span></text:span><text:span text:style-name="Strong_20_Emphasis"><text:span text:style-name="T221"><text:s/></text:span></text:span><text:span text:style-name="T224">Live</text:span><text:span text:style-name="T125"><text:note text:id="ftn5" text:note-class="footnote"><text:note-citation>2</text:note-citation><text:note-body><text:p text:style-name="P28"><text:span text:style-name="T264">Vanaf een </text:span><text:span text:style-name="T276">L</text:span><text:span text:style-name="T264">ive </text:span><text:span text:style-name="T277">USB</text:span><text:span text:style-name="T266">-stick</text:span><text:span text:style-name="T278"> </text:span><text:span text:style-name="T264">kunt u opstarten en </text:span><text:span text:style-name="T267">met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4">werken zonder enige bestanden op de harde schijf te wijzigen en maakt ook installatie van </text:span><text:span text:style-name="Strong_20_Emphasis"><text:span text:style-name="T225"><text:user-field-get text:name="Distro">Debian</text:user-field-get></text:span></text:span><text:span text:style-name="Strong_20_Emphasis"><text:span text:style-name="T225"><text:s/></text:span></text:span><text:span text:style-name="T264">mogelijk.</text:span></text:p></text:note-body></text:note></text:span><text:span text:style-name="T124"> </text:span><text:span text:style-name="T128">USB</text:span><text:span text:style-name="T126">-stick</text:span><text:span text:style-name="T126"><text:note text:id="ftn6" text:note-class="footnote"><text:note-citation>3</text:note-citation><text:note-body><text:p text:style-name="P86"><text:span text:style-name="Strong_20_Emphasis"><text:span text:style-name="T145">Maak een opstartbare USB-stick</text:span></text:span><text:span text:style-name="Strong_20_Emphasis"><text:span text:style-name="T141">:<text:line-break/></text:span></text:span><text:span text:style-name="T15">D</text:span><text:span text:style-name="Strong_20_Emphasis"><text:span text:style-name="T132">ow</text:span></text:span><text:span text:style-name="Strong_20_Emphasis"><text:span text:style-name="T133">nload </text:span></text:span><text:span text:style-name="Strong_20_Emphasis"><text:span text:style-name="T130">e</text:span></text:span><text:span text:style-name="Strong_20_Emphasis"><text:span text:style-name="T134">e</text:span></text:span><text:span text:style-name="Strong_20_Emphasis"><text:span text:style-name="T135">n</text:span></text:span><text:span text:style-name="Strong_20_Emphasis"><text:span text:style-name="T156"> </text:span></text:span><text:span text:style-name="Strong_20_Emphasis"><text:span text:style-name="T177">CD</text:span></text:span><text:span text:style-name="Strong_20_Emphasis"><text:span text:style-name="T176">-beeldbestand</text:span></text:span><text:span text:style-name="Strong_20_Emphasis"><text:span text:style-name="T133"> </text:span></text:span><text:span text:style-name="Strong_20_Emphasis"><text:span text:style-name="T139">(.iso) </text:span></text:span><text:span text:style-name="Strong_20_Emphasis"><text:span text:style-name="T136">v</text:span></text:span><text:span text:style-name="Strong_20_Emphasis"><text:span text:style-name="T137">anaf</text:span></text:span><text:span text:style-name="Strong_20_Emphasis"><text:span text:style-name="T138"> </text:span></text:span><text:a xlink:type="simple" xlink:href="https://www.debian.org/" text:style-name="Internet_20_link" text:visited-style-name="Visited_20_Internet_20_Link"><text:span text:style-name="Strong_20_Emphasis"><text:span text:style-name="T269">debian.org</text:span></text:span></text:a><text:span text:style-name="Strong_20_Emphasis"><text:span text:style-name="T138">, </text:span></text:span><text:span text:style-name="Strong_20_Emphasis"><text:span text:style-name="T140">klik </text:span></text:span><text:span text:style-name="Strong_20_Emphasis"><text:span text:style-name="T143">op </text:span></text:span><text:span text:style-name="Strong_20_Emphasis"><text:span text:style-name="T148">Andere</text:span></text:span><text:span text:style-name="Strong_20_Emphasis"><text:span text:style-name="T147"> downloads</text:span></text:span><text:span text:style-name="Strong_20_Emphasis"><text:span text:style-name="T143"> (onder Download</text:span></text:span><text:span text:style-name="Strong_20_Emphasis"><text:span text:style-name="T144">en</text:span></text:span><text:span text:style-name="Strong_20_Emphasis"><text:span text:style-name="T143">) en vervolgens op </text:span></text:span><text:span text:style-name="Strong_20_Emphasis"><text:span text:style-name="T147">Live-Gnome</text:span></text:span><text:span text:style-name="Strong_20_Emphasis"><text:span text:style-name="T143"> (onder </text:span></text:span><text:span text:style-name="Strong_20_Emphasis"><text:span text:style-name="T143"><text:user-field-get text:name="Distro">Debian</text:user-field-get></text:span></text:span><text:span text:style-name="Strong_20_Emphasis"><text:span text:style-name="T143"><text:s/>Live </text:span></text:span><text:span text:style-name="Strong_20_Emphasis"><text:span text:style-name="T144">uitproberen voordat u installeert</text:span></text:span><text:span text:style-name="Strong_20_Emphasis"><text:span text:style-name="T143">).</text:span></text:span></text:p><text:p text:style-name="P85"><text:span text:style-name="Strong_20_Emphasis"><text:span text:style-name="T142"><text:tab/>De volgende stappen staan beschreven in </text:span></text:span><text:span text:style-name="Strong_20_Emphasis"><text:span text:style-name="T146">Linux informatie</text:span></text:span><text:span text:style-name="Strong_20_Emphasis"><text:span text:style-name="T142">, te vinden op </text:span></text:span><text:a xlink:type="simple" xlink:href="https://karelzimmer.nl/" text:style-name="Internet_20_link" text:visited-style-name="Visited_20_Internet_20_Link"><text:span text:style-name="Strong_20_Emphasis"><text:span text:style-name="T270">karelzimmer.nl</text:span></text:span></text:a><text:span text:style-name="Strong_20_Emphasis"><text:span text:style-name="T142">, onder </text:span></text:span><text:span text:style-name="Strong_20_Emphasis"><text:span text:style-name="T146">Linux</text:span></text:span><text:span text:style-name="Strong_20_Emphasis"><text:span text:style-name="T142">.</text:span>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8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74">Selecteer</text:span></text:span><text:span text:style-name="Strong_20_Emphasis"><text:span text:style-name="T89"> </text:span></text:span><text:span text:style-name="Strong_20_Emphasis"><text:span text:style-name="T102">Live </text:span></text:span><text:span text:style-name="Strong_20_Emphasis"><text:span text:style-name="T103">system (amd64)</text:span></text:span><text:span text:style-name="Strong_20_Emphasis"><text:span text:style-name="T8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83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83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39">Start de installatie</text:span></text:span><text:span text:style-name="Strong_20_Emphasis"><text:span text:style-name="T90"> </text:span></text:span><text:span text:style-name="Strong_20_Emphasis"><text:span text:style-name="T50">via </text:span></text:span><text:span text:style-name="Strong_20_Emphasis"><text:span text:style-name="T51">een </text:span></text:span><text:span text:style-name="Strong_20_Emphasis"><text:span text:style-name="T65">klik op </text:span></text:span><text:span text:style-name="Strong_20_Emphasis"><text:span text:style-name="T97">Activities</text:span></text:span><text:span text:style-name="Strong_20_Emphasis"><text:span text:style-name="T65"> en </text:span></text:span><text:span text:style-name="Strong_20_Emphasis"><text:span text:style-name="T66">een </text:span></text:span><text:span text:style-name="Strong_20_Emphasis"><text:span text:style-name="T65">klik op</text:span></text:span><text:span text:style-name="Strong_20_Emphasis"><text:span text:style-name="T67"> </text:span></text:span><text:span text:style-name="Strong_20_Emphasis"><text:span text:style-name="T9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81">Typ '</text:span><text:span text:style-name="T274">live</text:span><text:span text:style-name="T281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83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39">Bij </text:span></text:span><text:span text:style-name="Strong_20_Emphasis"><text:span text:style-name="T104">Welcome</text:span></text:span><text:span text:style-name="Strong_20_Emphasis"><text:span text:style-name="T39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46">K</text:span></text:span><text:span text:style-name="Strong_20_Emphasis"><text:span text:style-name="T39">ies </text:span></text:span><text:span text:style-name="Strong_20_Emphasis"><text:span text:style-name="T104">Nederlands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65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79">B</text:span>ij <text:span text:style-name="T265">Regio</text:span> <text:span text:style-name="T279">kies</text:span> <text:span text:style-name="T265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83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65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80">K</text:span>ies <text:span text:style-name="T265">English (US)</text:span> <text:span text:style-name="T302">en </text:span><text:span text:style-name="Strong_20_Emphasis"><text:span text:style-name="T302">English (US, intl., with dead keys)</text:span></text:span><text:span text:style-name="T302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83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86">Bij </text:span></text:span><text:span text:style-name="Strong_20_Emphasis"><text:span text:style-name="T101">Gebruikers</text:span></text:span><text:span text:style-name="Strong_20_Emphasis"><text:span text:style-name="T86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88">V</text:span></text:span><text:span text:style-name="Strong_20_Emphasis"><text:span text:style-name="T86">ul in </text:span></text:span><text:span text:style-name="Strong_20_Emphasis"><text:span text:style-name="T105">Wat is je naam?</text:span></text:span><text:span text:style-name="Strong_20_Emphasis"><text:span text:style-name="T41"> </text:span></text:span><text:span text:style-name="Definition"><text:span text:style-name="T9">gebruiker</text:span></text:span><text:span text:style-name="Strong_20_Emphasis"><text:span text:style-name="T81">,</text:span></text:span><text:span text:style-name="Strong_20_Emphasis"><text:span text:style-name="T82"><text:line-break/></text:span></text:span><text:span text:style-name="Strong_20_Emphasis"><text:span text:style-name="T105">Welke naam wil je gebruiken om in te loggen?</text:span></text:span><text:span text:style-name="Strong_20_Emphasis"><text:span text:style-name="T42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9">,<text:line-break/></text:span></text:span><text:span text:style-name="Strong_20_Emphasis"><text:span text:style-name="T106">Wat is de </text:span></text:span><text:span text:style-name="Strong_20_Emphasis"><text:span text:style-name="T105">naam van deze </text:span></text:span><text:span text:style-name="Strong_20_Emphasis"><text:span text:style-name="T106">computer</text:span></text:span><text:span text:style-name="Strong_20_Emphasis"><text:span text:style-name="T43"> </text:span></text:span><text:span text:style-name="Definition"><text:span text:style-name="T9">computernaam</text:span></text:span><text:span text:style-name="Strong_20_Emphasis"><text:span text:style-name="T41">, </text:span></text:span><text:span text:style-name="Strong_20_Emphasis"><text:span text:style-name="T47">en</text:span></text:span></text:p>
            <text:p text:style-name="P77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0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38">.</text:span></text:span></text:p>
          </table:table-cell>
        </table:table-row>
      </table:table>
      <text:p text:style-name="P47"><text:span text:style-name="Strong_20_Emphasis"><text:span text:style-name="T91"/></text:span></text:p>
      <text:list text:continue-numbering="true" text:style-name="L1">
        <text:list-item>
          <text:p text:style-name="P97"><text:span text:style-name="Strong_20_Emphasis"><text:span text:style-name="T118">Installatie </text:span></text:span><text:span text:style-name="Strong_20_Emphasis"><text:span text:style-name="T119">afronden</text:span></text:span></text:p>
        </text:list-item>
      </text:list>
      <text:p text:style-name="P48"><text:span text:style-name="Strong_20_Emphasis"><text:span text:style-name="T4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83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85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75">Volg de aanwijzingen op de </text:span></text:span><text:span text:style-name="Strong_20_Emphasis"><text:span text:style-name="T29">welkomst</text:span></text:span><text:span text:style-name="Strong_20_Emphasis"><text:span text:style-name="T275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80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7" text:note-class="footnote"><text:note-citation>1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80">t</text:span></text:span><text:span text:style-name="Strong_20_Emphasis"><text:span text:style-name="T53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4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94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8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54"> de</text:span></text:span><text:span text:style-name="Strong_20_Emphasis"><text:span text:style-name="T68">z</text:span></text:span><text:span text:style-name="Strong_20_Emphasis"><text:span text:style-name="T69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179">Enter</text:span></text:span><text:span text:style-name="Strong_20_Emphasis"><text:span text:style-name="T50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100"><text:span text:style-name="User_20_Entry"><text:span text:style-name="T23">wget karelzimmer.nl/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100"><text:span text:style-name="User_20_Entry"><text:span text:style-name="T23">bash </text:span></text:span><text:span text:style-name="User_20_Entry"><text:span text:style-name="T182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9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76">D</text:span></text:span><text:span text:style-name="Strong_20_Emphasis"><text:span text:style-name="T7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181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76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5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48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3 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8"><text:span text:style-name="Strong_20_Emphasis"><text:span text:style-name="T45"><text:tab/></text:span></text:span></text:p>
      <text:p text:style-name="P49"><text:span text:style-name="Strong_20_Emphasis"><text:span text:style-name="T61"><text:tab/></text:span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45">Aanmelden als </text:span></text:span><text:span text:style-name="Definition"><text:span text:style-name="T9">gebruiker</text:span></text:span><text:span text:style-name="Strong_20_Emphasis"><text:span text:style-name="T49"><text:note text:id="ftn8" text:note-class="footnote"><text:note-citation>1</text:note-citation><text:note-body><text:p text:style-name="P58"><text:span text:style-name="User_20_Entry"><text:span text:style-name="T131">E</text:span></text:span><text:span text:style-name="User_20_Entry"><text:span text:style-name="T149">v</text:span></text:span><text:span text:style-name="User_20_Entry"><text:span text:style-name="T150">en</text:span></text:span><text:span text:style-name="User_20_Entry"><text:span text:style-name="T152">t</text:span></text:span><text:span text:style-name="User_20_Entry"><text:span text:style-name="T153">uele </text:span></text:span><text:span text:style-name="User_20_Entry"><text:span text:style-name="T154">extra </text:span></text:span><text:span text:style-name="Definition"><text:span text:style-name="T268">gebruiker</text:span></text:span><text:span text:style-name="User_20_Entry"><text:span text:style-name="T154">s aanmelden </text:span></text:span><text:span text:style-name="User_20_Entry"><text:span text:style-name="T155">en dezelfde stappen uitvoeren</text:span></text:span><text:span text:style-name="User_20_Entry"><text:span text:style-name="T151">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83"/></text:span></text:p>
          </table:table-cell>
          <table:table-cell table:style-name="Tabel2.A1" office:value-type="string">
            <text:p text:style-name="P72"><text:span text:style-name="Strong_20_Emphasis"><text:span text:style-name="T83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29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79">Dr</text:span></text:span><text:span text:style-name="Strong_20_Emphasis"><text:span text:style-name="T71">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178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196">De </text:span><text:span text:style-name="T226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57">, </text:span></text:span><text:span text:style-name="Strong_20_Emphasis"><text:span text:style-name="T79">t</text:span></text:span><text:span text:style-name="Strong_20_Emphasis"><text:span text:style-name="T53">yp </text:span></text:span><text:span text:style-name="Strong_20_Emphasis"><text:span text:style-name="T99">men</text:span></text:span><text:span text:style-name="Strong_20_Emphasis"><text:span text:style-name="T96">u</text:span></text:span><text:span text:style-name="Strong_20_Emphasis"><text:span text:style-name="T72"> </text:span></text:span><text:span text:style-name="Strong_20_Emphasis"><text:span text:style-name="T55">e</text:span></text:span><text:span text:style-name="Strong_20_Emphasis"><text:span text:style-name="T50">n </text:span></text:span><text:span text:style-name="Strong_20_Emphasis"><text:span text:style-name="T56">k</text:span></text:span><text:span text:style-name="Strong_20_Emphasis"><text:span text:style-name="T50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74">Selecteer</text:span></text:span><text:span text:style-name="Strong_20_Emphasis"><text:span text:style-name="T64"> </text:span></text:span><text:span text:style-name="Strong_20_Emphasis"><text:span text:style-name="T114">4 <text:s/></text:span></text:span><text:span text:style-name="Strong_20_Emphasis"><text:span text:style-name="T100">Gebruiker inrichten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20">E</text:span><text:span text:style-name="T121">inde c</text:span><text:span text:style-name="T122">hecklist, </text:span><text:span text:style-name="T123">d</text:span><text:span text:style-name="T122">e</text:span><text:span text:style-name="T217"> installatie van </text:span><text:span text:style-name="T217"><text:user-field-get text:name="Distro">Debian</text:user-field-get></text:span><text:span text:style-name="T220"><text:s/></text:span><text:span text:style-name="T220"><text:user-field-get text:name="Version">12</text:user-field-get></text:span><text:span text:style-name="Strong_20_Emphasis"><text:span text:style-name="T218"><text:s/></text:span></text:span><text:span text:style-name="Strong_20_Emphasis"><text:span text:style-name="T221"><text:user-field-get text:name="Edition">Desktop</text:user-field-get></text:span></text:span><text:span text:style-name="Strong_20_Emphasis"><text:span text:style-name="T221"><text:s/></text:span></text:span><text:span text:style-name="T217">is voltooid.</text:span></text:p>
      <text:p text:style-name="P39"/>
      <text:list text:style-name="L2">
        <text:list-header>
          <text:p text:style-name="P98"><text:span text:style-name="Emphasis"><text:span text:style-name="T28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5">Karel Zimmer</text:span></text:span></text:a><text:span text:style-name="Emphasis"><text:span text:style-name="T286">.</text:span></text:span></text:p>
          <text:p text:style-name="P99"><text:span text:style-name="Emphasis"><text:span text:style-name="T286">C</text:span></text:span><text:span text:style-name="Emphasis"><text:span text:style-name="T287">C0</text:span></text:span><text:span text:style-name="Emphasis"><text:span text:style-name="T286"> 1.0 </text:span></text:span><text:span text:style-name="Emphasis"><text:span text:style-name="T288">Universeel</text:span></text:span><text:span text:style-name="Emphasis"><text:span text:style-name="T286"> </text:span></text:span><text:span text:style-name="Emphasis"><text:span text:style-name="T28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3"><text:s/></text:span></text:span><text:span text:style-name="Emphasis"><text:span text:style-name="T28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9T19:27:32.149490593">19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27:32.018881954</dc:date>
    <meta:keyword>Installatie</meta:keyword>
    <meta:keyword>Checklist</meta:keyword>
    <meta:keyword>Linux</meta:keyword>
    <meta:editing-cycles>6971</meta:editing-cycles>
    <meta:editing-duration>P12DT13H43S</meta:editing-duration>
    <dc:creator>Karel Zimmer</dc:creator>
    <meta:document-statistic meta:table-count="4" meta:image-count="2" meta:object-count="0" meta:page-count="4" meta:paragraph-count="96" meta:word-count="550" meta:character-count="3829" meta:non-whitespace-character-count="3310"/>
    <meta:user-defined meta:name="Info 1"/>
    <meta:user-defined meta:name="Info 2"/>
    <meta:user-defined meta:name="Info 3"/>
    <meta:user-defined meta:name="Info 4"/>
  </office:meta>
</office:document-meta>
</file>